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89cm" fo:margin-left="-0.012cm" table:align="left"/>
    </style:style>
    <style:style style:name="Table1.A" style:family="table-column">
      <style:table-column-properties style:column-width="3.219cm"/>
    </style:style>
    <style:style style:name="Table1.B" style:family="table-column">
      <style:table-column-properties style:column-width="1.235cm"/>
    </style:style>
    <style:style style:name="Table1.C" style:family="table-column">
      <style:table-column-properties style:column-width="0.044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2.977cm"/>
    </style:style>
    <style:style style:name="Table1.F" style:family="table-column">
      <style:table-column-properties style:column-width="1.388cm"/>
    </style:style>
    <style:style style:name="Table1.G" style:family="table-column">
      <style:table-column-properties style:column-width="3.198cm"/>
    </style:style>
    <style:style style:name="Table1.H" style:family="table-column">
      <style:table-column-properties style:column-width="0.594cm"/>
    </style:style>
    <style:style style:name="Table1.I" style:family="table-column">
      <style:table-column-properties style:column-width="2.492cm"/>
    </style:style>
    <style:style style:name="Table1.J" style:family="table-column">
      <style:table-column-properties style:column-width="0.607cm"/>
    </style:style>
    <style:style style:name="Table1.A1" style:family="table-cell">
      <style:table-cell-properties fo:padding="0cm" fo:border="none"/>
    </style:style>
    <style:style style:name="Table1.A15" style:family="table-cell">
      <style:table-cell-properties style:vertical-align="bottom" fo:padding="0cm" fo:border="none"/>
    </style:style>
    <style:style style:name="Table1.G17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.A22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D31" style:family="table-cell">
      <style:table-cell-properties fo:background-color="transparent" fo:padding="0cm" fo:border="none">
        <style:background-image/>
      </style:table-cell-properties>
    </style:style>
    <style:style style:name="Table1.D32" style:family="table-cell">
      <style:table-cell-properties fo:background-color="transparent" fo:padding="0cm" fo:border="none">
        <style:background-image/>
      </style:table-cell-properties>
    </style:style>
    <style:style style:name="Table1.D33" style:family="table-cell">
      <style:table-cell-properties fo:background-color="transparent" fo:padding="0cm" fo:border="none">
        <style:background-image/>
      </style:table-cell-properties>
    </style:style>
    <style:style style:name="Table1.D34" style:family="table-cell">
      <style:table-cell-properties fo:background-color="transparent" fo:padding="0cm" fo:border="none">
        <style:background-image/>
      </style:table-cell-properties>
    </style:style>
    <style:style style:name="Table1.D35" style:family="table-cell">
      <style:table-cell-properties fo:background-color="transparent" fo:padding="0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49cm" fo:border="none"/>
    </style:style>
    <style:style style:name="Table5.E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officeooo:paragraph-rsid="006a40c8" style:font-size-asian="8.75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text-properties style:font-name="Arial" fo:font-size="10pt" officeooo:paragraph-rsid="0082cf05" style:font-size-asian="8.75pt" style:font-size-complex="10pt"/>
    </style:style>
    <style:style style:name="P5" style:family="paragraph" style:parent-style-name="Table_20_Contents">
      <style:text-properties style:font-name="Arial" fo:font-size="10pt" officeooo:paragraph-rsid="00877594" style:font-size-asian="8.75pt" style:font-size-complex="10pt"/>
    </style:style>
    <style:style style:name="P6" style:family="paragraph" style:parent-style-name="Table_20_Contents">
      <style:text-properties style:font-name="Arial" fo:font-size="10pt" officeooo:rsid="00877594" officeooo:paragraph-rsid="00877594" style:font-size-asian="8.75pt" style:font-size-complex="10pt"/>
    </style:style>
    <style:style style:name="P7" style:family="paragraph" style:parent-style-name="Table_20_Contents">
      <style:text-properties style:font-name="Arial" fo:font-size="10pt" officeooo:rsid="009ecf8f" officeooo:paragraph-rsid="009ecf8f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officeooo:paragraph-rsid="00bc3c52" style:font-size-asian="8.75pt" style:font-size-complex="10pt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1cm"/>
        </style:tab-stops>
      </style:paragraph-properties>
      <style:text-properties style:font-name="Arial" fo:font-size="10pt" officeooo:paragraph-rsid="008a284f" style:font-size-asian="8.75pt" style:font-size-complex="10pt"/>
    </style:style>
    <style:style style:name="P10" style:family="paragraph" style:parent-style-name="Table_20_Contents">
      <style:text-properties style:font-name="Arial" fo:font-size="10pt" officeooo:paragraph-rsid="00bc3c52" style:font-size-asian="8.75pt" style:font-size-complex="10pt"/>
    </style:style>
    <style:style style:name="P11" style:family="paragraph" style:parent-style-name="Table_20_Contents">
      <style:text-properties style:font-name="Arial" fo:font-size="10pt" officeooo:rsid="00b6a788" officeooo:paragraph-rsid="00877594" style:font-size-asian="8.75pt" style:font-size-complex="10pt"/>
    </style:style>
    <style:style style:name="P12" style:family="paragraph" style:parent-style-name="Table_20_Contents">
      <style:text-properties style:font-name="Arial" fo:font-size="10pt" officeooo:rsid="00bcb6fb" officeooo:paragraph-rsid="00bcb6fb" style:font-size-asian="8.75pt" style:font-size-complex="10pt"/>
    </style:style>
    <style:style style:name="P13" style:family="paragraph" style:parent-style-name="Table_20_Contents">
      <style:text-properties style:font-name="Arial" fo:font-size="10pt" officeooo:rsid="00dada4b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bold" officeooo:rsid="00985eac" officeooo:paragraph-rsid="0082cf05" style:font-size-asian="8.75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paragraph-rsid="00bcb6fb" style:font-size-asian="8.75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text-underline-style="none" officeooo:paragraph-rsid="0082cf05" style:font-size-asian="8.75pt" style:font-size-complex="10pt"/>
    </style:style>
    <style:style style:name="P17" style:family="paragraph" style:parent-style-name="Table_20_Contents">
      <style:text-properties style:font-name="Arial" fo:font-size="10pt" style:text-underline-style="none" officeooo:paragraph-rsid="00877594" style:font-size-asian="8.75pt" style:font-size-complex="10pt"/>
    </style:style>
    <style:style style:name="P18" style:family="paragraph" style:parent-style-name="Table_20_Contents">
      <style:text-properties style:font-name="Arial" fo:font-size="10pt" style:text-underline-style="none" officeooo:paragraph-rsid="00b8e375" style:font-size-asian="8.75pt" style:font-size-complex="10pt"/>
    </style:style>
    <style:style style:name="P19" style:family="paragraph" style:parent-style-name="Table_20_Contents">
      <style:text-properties style:font-name="Arial" fo:font-size="10pt" style:text-underline-style="none" officeooo:paragraph-rsid="00badba2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bold" officeooo:paragraph-rsid="0086f652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text-properties style:font-name="Arial" fo:font-size="10pt" style:text-underline-style="none" fo:font-weight="bold" officeooo:paragraph-rsid="00877594" style:font-size-asian="8.75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style:text-underline-style="none" fo:font-weight="bold" officeooo:paragraph-rsid="0082cf05" style:font-size-asian="8.75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normal" officeooo:rsid="009e7240" officeooo:paragraph-rsid="009e7240" style:font-size-asian="8.75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normal" officeooo:rsid="005cc5d9" officeooo:paragraph-rsid="007819fb" style:font-size-asian="8.75pt" style:font-weight-asian="normal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normal" officeooo:rsid="00dc0209" officeooo:paragraph-rsid="00dc0209" style:font-size-asian="8.75pt" style:font-weight-asian="normal" style:font-size-complex="10pt" style:font-weight-complex="normal"/>
    </style:style>
    <style:style style:name="P26" style:family="paragraph" style:parent-style-name="Table_20_Contents">
      <style:text-properties style:font-name="Arial" fo:font-size="10pt" fo:font-weight="normal" officeooo:paragraph-rsid="00de87a1" style:font-name-asian="Microsoft YaHei" style:font-size-asian="10pt" style:font-weight-asian="normal" style:font-name-complex="Mangal" style:font-size-complex="10pt" style:font-weight-complex="normal"/>
    </style:style>
    <style:style style:name="P27" style:family="paragraph" style:parent-style-name="Table_20_Contents">
      <style:text-properties style:font-name="Arial" fo:font-size="10pt" officeooo:paragraph-rsid="00b41c8f" style:font-size-asian="10pt" style:font-size-complex="10pt"/>
    </style:style>
    <style:style style:name="P28" style:family="paragraph" style:parent-style-name="Table_20_Contents">
      <style:text-properties style:font-name="Arial" fo:font-size="10pt" officeooo:paragraph-rsid="00b2b504" style:font-name-asian="Microsoft YaHei" style:font-size-asian="10pt" style:font-name-complex="Mang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c8eb15" style:font-size-asian="8.75pt" style:font-weight-asian="bold" style:font-size-complex="10pt" style:font-weight-complex="bold"/>
    </style:style>
    <style:style style:name="P31" style:family="paragraph" style:parent-style-name="Table_20_Contents">
      <style:text-properties style:font-name="Arial1" fo:font-size="10pt" fo:font-weight="bold" officeooo:rsid="005cc5d9" officeooo:paragraph-rsid="00c8eb15" style:font-size-asian="8.75pt" style:font-weight-asian="bold" style:font-size-complex="10pt" style:font-weight-complex="bold"/>
    </style:style>
    <style:style style:name="P32" style:family="paragraph" style:parent-style-name="Table_20_Contents">
      <style:text-properties style:font-name="Arial1" fo:font-size="10pt" style:text-underline-style="none" fo:font-weight="bold" officeooo:rsid="005cc5d9" officeooo:paragraph-rsid="0086f652" style:font-size-asian="8.75pt" style:font-weight-asian="bold" style:font-size-complex="10pt" style:font-weight-complex="bold"/>
    </style:style>
    <style:style style:name="P33" style:family="paragraph" style:parent-style-name="Table_20_Contents">
      <style:text-properties style:font-name="Arial1" fo:font-size="10pt" style:text-underline-style="none" fo:font-weight="bold" officeooo:rsid="005cc5d9" officeooo:paragraph-rsid="00dfc82d" style:font-size-asian="8.75pt" style:font-weight-asian="bold" style:font-size-complex="10pt" style:font-weight-complex="bold"/>
    </style:style>
    <style:style style:name="P34" style:family="paragraph" style:parent-style-name="Table_20_Contents">
      <style:text-properties style:font-name="Arial1" fo:font-size="10pt" style:text-underline-style="none" fo:font-weight="bold" officeooo:rsid="009ecf8f" officeooo:paragraph-rsid="009ecf8f" style:font-size-asian="8.75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8pt" officeooo:paragraph-rsid="00a0fbfd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8pt" officeooo:rsid="006e8f1b" officeooo:paragraph-rsid="00a0fbfd" style:font-size-asian="8pt" style:font-size-complex="8pt"/>
    </style:style>
    <style:style style:name="P37" style:family="paragraph" style:parent-style-name="Table_20_Contents">
      <style:text-properties style:font-name="Arial1" fo:font-size="8pt" officeooo:paragraph-rsid="00a0fbfd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a0fbfd" officeooo:paragraph-rsid="00a0fbfd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officeooo:paragraph-rsid="00a0fbfd"/>
    </style:style>
    <style:style style:name="P40" style:family="paragraph" style:parent-style-name="Standard">
      <style:text-properties style:font-name="Arial" fo:font-size="10pt" style:font-size-asian="8.75pt" style:font-size-complex="10pt"/>
    </style:style>
    <style:style style:name="P41" style:family="paragraph" style:parent-style-name="Standard">
      <style:text-properties style:font-name="Arial" fo:font-size="10pt" officeooo:paragraph-rsid="00a0fbfd" style:font-size-asian="8.75pt" style:font-size-complex="10pt"/>
    </style:style>
    <style:style style:name="P42" style:family="paragraph" style:parent-style-name="Standard">
      <style:text-properties officeooo:paragraph-rsid="00a0fbfd"/>
    </style:style>
    <style:style style:name="T1" style:family="text">
      <style:text-properties style:font-name="Arial" officeooo:rsid="005cc5d9"/>
    </style:style>
    <style:style style:name="T2" style:family="text">
      <style:text-properties style:font-name-asian="Microsoft YaHei" style:font-name-complex="Mangal"/>
    </style:style>
    <style:style style:name="T3" style:family="text">
      <style:text-properties officeooo:rsid="00af51d1" style:font-name-asian="Microsoft YaHei" style:font-name-complex="Mangal"/>
    </style:style>
    <style:style style:name="T4" style:family="text">
      <style:text-properties officeooo:rsid="00ae2ab8"/>
    </style:style>
    <style:style style:name="T5" style:family="text">
      <style:text-properties fo:font-size="6pt" fo:font-weight="normal" style:font-name-asian="Microsoft YaHei" style:font-size-asian="6pt" style:font-weight-asian="normal" style:font-name-complex="Mangal" style:font-size-complex="6pt" style:font-weight-complex="normal"/>
    </style:style>
    <style:style style:name="T6" style:family="text">
      <style:text-properties officeooo:rsid="00d469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4" office:value-type="string">
            <text:p text:style-name="P15"><text:span text:style-name="T5"><text:text-input text:description="&lt;setLang(o.company_id.partner_id.lang or 'hr_HR')&gt;">set locale</text:text-input></text:span><text:text-input text:description="&lt;o.company_id.name or ''&gt;">compan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6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4"><text:text-input text:description="&lt;o.company_id.street or ''&gt;">stree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0"><text:span text:style-name="T1"><text:text-input text:description="&lt;o.company_id.city or ''&gt;">city</text:text-input></text:span><text:span text:style-name="T1">,</text:span></text:p>
          </table:table-cell>
          <table:table-cell table:style-name="Table1.A1" table:number-columns-spanned="3" office:value-type="string">
            <text:p text:style-name="P31"><text:text-input text:description="&lt;formatLang(o.document_date or '',date=True)&gt;">date</text:text-input></text:p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<text:text-input text:description="&lt;o.company_id.zip or ''&gt;">zip</text:text-input><text:s/><text:text-input text:description="&lt;o.company_id.city or ''&gt;">city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3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5">OIB: <text:text-input text:description="&lt;o.company_id.partner_id.vat.replace('HR', '') or ''&gt;">vat</text:text-input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3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9"><text:text-input text:description="&lt;_(&quot;NALOG ZA SLUŽBENO PUTOVANJE&quot;)&gt;">NALOG ZA SLUŽBENO PUTOVANJ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5" office:value-type="string">
            <text:p text:style-name="P4"><text:text-input text:description="&lt;_(&quot;IME I PREZIME&quot;)&gt;">IME I PREZIME</text:text-input>:</text:p>
          </table:table-cell>
          <table:table-cell table:style-name="Table1.A15" table:number-columns-spanned="4" office:value-type="string">
            <text:p text:style-name="P14"><text:text-input text:description="&lt;o.employee_id.name or ''&gt;">employee_name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LASKA&quot;)&gt;">DATUM POLASKA</text:text-input>:</text:p>
          </table:table-cell>
          <table:covered-table-cell/>
          <table:table-cell table:style-name="Table1.A15" office:value-type="string">
            <text:p text:style-name="P32"><text:text-input text:description="&lt; (formatLang(o.date_from, date_time=True ) or '')[0:10] &gt;">date_from</text:text-input></text:p>
          </table:table-cell>
          <table:table-cell table:style-name="Table1.A15" office:value-type="string">
            <text:p text:style-name="P32"/>
          </table:table-cell>
        </table:table-row>
        <table:table-row>
          <table:table-cell table:style-name="Table1.A15" office:value-type="string">
            <text:p text:style-name="P4"><text:text-input text:description="&lt;_(&quot;RADNO MJESTO&quot;)&gt;">RADNO MJESTO</text:text-input>:</text:p>
          </table:table-cell>
          <table:table-cell table:style-name="Table1.A15" table:number-columns-spanned="4" office:value-type="string">
            <text:p text:style-name="P22"><text:text-input text:description="&lt;o.employee_id.job_id.name or ''&gt;">job_id</text:text-input></text:p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A15" table:number-columns-spanned="2" office:value-type="string">
            <text:p text:style-name="P4"><text:text-input text:description="&lt;_(&quot;DATUM POVRATKA&quot;)&gt;">DATUM POVRATKA</text:text-input>:</text:p>
          </table:table-cell>
          <table:covered-table-cell/>
          <table:table-cell table:style-name="Table1.A15" office:value-type="string">
            <text:p text:style-name="P32"><text:text-input text:description="&lt; (formatLang(o.date_to, date_time=True) or '')[0:10]  &gt;">date_to</text:text-input></text:p>
          </table:table-cell>
          <table:table-cell table:style-name="Table1.A15" office:value-type="string">
            <text:p text:style-name="P32"/>
          </table:table-cell>
        </table:table-row>
        <table:table-row>
          <table:table-cell table:style-name="Table1.A15" office:value-type="string">
            <text:p text:style-name="P4"/>
          </table:table-cell>
          <table:table-cell table:style-name="Table1.A15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1.A15" office:value-type="string">
            <text:p text:style-name="P1"/>
          </table:table-cell>
          <table:table-cell table:style-name="Table1.G17" table:number-columns-spanned="2" office:value-type="string">
            <text:p text:style-name="P7"><text:text-input text:description="&lt;_(&quot;TRAJANJE PUTA&quot;)&gt;">TRAJANJE PUTA</text:text-input>:</text:p>
          </table:table-cell>
          <table:covered-table-cell/>
          <table:table-cell table:style-name="Table1.G17" office:value-type="string">
            <text:p text:style-name="P34"><text:text-input text:description="&lt; get_estimated_days(o.date_from, o.date_to) or ''&gt;">readable_duration</text:text-input><text:s/><text:text-input text:description="&lt;  _('dan(a)') &gt;">days</text:text-input></text:p>
          </table:table-cell>
          <table:table-cell table:style-name="Table1.G17" office:value-type="string">
            <text:p text:style-name="P20"/>
          </table:table-cell>
        </table:table-row>
        <table:table-row>
          <table:table-cell table:style-name="Table1.G17" office:value-type="string">
            <text:p text:style-name="P4"/>
          </table:table-cell>
          <table:table-cell table:style-name="Table1.G17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1.G17" office:value-type="string">
            <text:p text:style-name="P1"/>
          </table:table-cell>
          <table:table-cell table:style-name="Table1.G17" table:number-columns-spanned="2" office:value-type="string">
            <text:p text:style-name="P4"/>
          </table:table-cell>
          <table:covered-table-cell/>
          <table:table-cell table:style-name="Table1.G17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G17" table:number-columns-spanned="2" office:value-type="string">
            <text:p text:style-name="P6"><text:text-input text:description="&lt;_(&quot;SVRHA PUTOVANJA&quot;)&gt;">SVRHA PUTOVANJA</text:text-input>:</text:p>
          </table:table-cell>
          <table:covered-table-cell/>
          <table:table-cell table:style-name="Table1.G17" table:number-columns-spanned="7" office:value-type="string">
            <text:p text:style-name="P21"><text:text-input text:description="&lt;o.purpose or ''&gt;">purpos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><text:text-input text:description="&lt;if test=&quot;o.partner_ids&quot;&gt;">if partner</text:text-input></text:p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G17" table:number-columns-spanned="2" office:value-type="string">
            <text:p text:style-name="P6"/>
          </table:table-cell>
          <table:covered-table-cell/>
          <table:table-cell table:style-name="Table1.G17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7" office:value-type="string">
            <text:p text:style-name="P21"/>
          </table:table-cell>
        </table:table-row>
        <table:table-row>
          <table:table-cell table:style-name="Table1.A22" table:number-columns-spanned="2" office:value-type="string">
            <text:p text:style-name="P11"><text:text-input text:description="&lt;_(&quot;PARTNER&quot;)&gt;">PARTNER</text:text-input>:</text:p>
          </table:table-cell>
          <table:covered-table-cell/>
          <table:table-cell table:style-name="Table1.G17" table:number-columns-spanned="8" office:value-type="string">
            <text:p text:style-name="P19"><text:text-input text:description="&lt;for each=&quot;partner in o.partner_ids&quot; &gt;">for_partners</text:text-input></text:p>
            <text:p text:style-name="P19"><text:text-input text:description="&lt;partner.name or ''&gt;">partner</text:text-input></text:p>
            <text:p text:style-name="P18"><text:text-input text:description="&lt;/for&gt;">end_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12"><text:text-input text:description="&lt;/if&gt;">end if</text:text-input></text:p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17" table:number-columns-spanned="2" office:value-type="string">
            <text:p text:style-name="P5"/>
          </table:table-cell>
          <table:covered-table-cell/>
          <table:table-cell table:style-name="Table1.G17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9"><text:text-input text:description="&lt;_(&quot;GRADOVI&quot;)&gt;">GRADOVI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0"><text:text-input text:description="&lt;o.dest_city or ''&gt;">des_ci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8"><text:text-input text:description="&lt;_(&quot;DRŽAVE&quot;)&gt;">DRŽAVE</text:text-input>:</text:p>
          </table:table-cell>
          <table:covered-table-cell/>
          <table:covered-table-cell/>
          <table:table-cell table:style-name="Table1.A1" table:number-columns-spanned="7" office:value-type="string">
            <text:p text:style-name="P1"><text:text-input text:description="&lt; next_separator(&quot;&quot;)&gt;">()</text:text-input><text:text-input text:description="&lt;for each=&quot;line in o.country_ids&quot;&gt;">for </text:text-input><text:text-input text:description="&lt; next_separator(&quot;, &quot;)&gt;">(,)</text:text-input><text:text-input text:description="&lt;line.name or ''&gt;">country_name_</text:text-input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ODLASKU&quot;)&gt;">PRIJEVOZ U ODLASKU</text:text-input>:</text:p>
          </table:table-cell>
          <table:covered-table-cell/>
          <table:covered-table-cell/>
          <table:table-cell table:style-name="Table1.D31" table:number-columns-spanned="7" office:value-type="string">
            <text:p text:style-name="P27"><text:text-input text:description="&lt;for each=&quot;line in o.depart_transportation&quot;&gt;">for</text:text-input><text:text-input text:description="&lt;line.name or ''&gt;">depart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depart_vehicle_ids&quot; &gt;">for</text:text-input></text:span><text:span text:style-name="T2"><text:text-input text:description="&lt;vehicle.name  or ''&gt;">depart_vehicle</text:text-input></text:span><text:span text:style-name="T2">,</text:span><text:span text:style-name="T2"><text:text-input text:description="&lt;/for&gt;">end_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2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<text:text-input text:description="&lt;_(&quot;PRIJEVOZ U DOLASKU&quot;)&gt;">PRIJEVOZ U DOLASKU</text:text-input>:</text:p>
          </table:table-cell>
          <table:covered-table-cell/>
          <table:covered-table-cell/>
          <table:table-cell table:style-name="Table1.D33" table:number-columns-spanned="7" office:value-type="string">
            <text:p text:style-name="P27"><text:text-input text:description="&lt;for each=&quot;line in o.arrive_transportation&quot;&gt;">for</text:text-input><text:text-input text:description="&lt;line.name or ''&gt;">arrive_transport</text:text-input>,<text:span text:style-name="T2"><text:text-input text:description="&lt;/for&gt;">End For line</text:text-input></text:span><text:span text:style-name="T2"> </text:span><text:span text:style-name="T2"><text:text-input text:description="&lt;for each=&quot;vehicle in o.arrive_vehicle_ids&quot; &gt;">for</text:text-input></text:span><text:span text:style-name="T3"><text:text-input text:description="&lt;vehicle.name or ''&gt;">arrive_vehicle</text:text-input></text:span><text:span text:style-name="T2">,</text:span><text:span text:style-name="T2"><text:text-input text:description="&lt;/for&gt;">end_for</text:text-input></text:span><text:span text:style-name="T2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/>
          </table:table-cell>
          <table:covered-table-cell/>
          <table:covered-table-cell/>
          <table:table-cell table:style-name="Table1.D35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if test=&quot;o.advance_payment&quot;&gt;">if_advance_pay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span text:style-name="T6"><text:text-input text:description="&lt; _(&quot;Za ovo službeno putovanje odobrava se isplata predujma putnih troškova u iznosu od:&quot;)&gt;">Za ovo službeno putovanje odobrava se isplata predujma putnih troškova u iznosu od:</text:text-input></text:span><text:s/><text:text-input text:description="&lt; formatLang(o.advance_payment, digits=2)&gt;">advance_payment</text:text-input><text:s/><text:text-input text:description="&lt; o.currency_id.name &gt;">currenc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3"><text:text-input text:description="&lt;_(&quot;Nakon povratka sa službenog puta, u roku od 3 dana treba obaviti obračun ovog putovanja i podnjeti pismeno izvješće o obavljenom zadatku.&quot;)&gt;">Pismeno izvješće o obavljenom zadatku podnjeti u roku od X dana nakon povratka s puta.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  <table:table-cell table:style-name="Table1.A1" table:number-columns-spanned="2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40"/>
      <text:p text:style-name="P41"/>
      <text:p text:style-name="P41"/>
      <text:p text:style-name="P41"/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P39"/>
          </table:table-cell>
          <table:table-cell table:style-name="Table5.E2" office:value-type="string">
            <text:p text:style-name="P39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8">(pečat <text:span text:style-name="T4">i</text:span> potpis ovlaštene osobe)</text:p>
          </table:table-cell>
        </table:table-row>
        <table:table-row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Table_20_Contents"/>
          </table:table-cell>
          <table:table-cell table:style-name="Table5.A4" office:value-type="string">
            <text:p text:style-name="P37"/>
          </table:table-cell>
          <table:table-cell table:style-name="Table5.A4" office:value-type="string">
            <text:p text:style-name="P36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2-07T11:52:42</meta:creation-date>
    <dc:date>2017-12-14T12:38:07.563899322</dc:date>
    <meta:editing-duration>PT22H46M47S</meta:editing-duration>
    <meta:editing-cycles>200</meta:editing-cycles>
    <meta:generator>LibreOffice/5.4.3.2$Linux_X86_64 LibreOffice_project/40m0$Build-2</meta:generator>
    <meta:document-statistic meta:table-count="2" meta:image-count="0" meta:object-count="0" meta:page-count="1" meta:paragraph-count="38" meta:word-count="237" meta:character-count="841" meta:non-whitespace-character-count="781"/>
  </office:meta>
</office:document-meta>
</file>